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1360000004A30263C5DB1AE7E44.png" manifest:media-type="image/png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ext_20_body">
      <style:paragraph-properties fo:padding="0.049cm" fo:border="0.06pt solid #d9d9e3"/>
    </style:style>
    <style:style style:name="P3" style:family="paragraph" style:parent-style-name="Header">
      <style:text-properties fo:font-style="italic" officeooo:rsid="0013b35d" officeooo:paragraph-rsid="001867df" style:font-style-asian="italic" style:font-style-complex="italic"/>
    </style:style>
    <style:style style:name="P4" style:family="paragraph" style:parent-style-name="Header">
      <style:text-properties fo:font-style="italic" officeooo:rsid="006670ad" officeooo:paragraph-rsid="006670ad" style:font-style-asian="italic" style:font-style-complex="italic"/>
    </style:style>
    <style:style style:name="P5" style:family="paragraph" style:parent-style-name="Text_20_body">
      <style:paragraph-properties fo:padding="0.049cm" fo:border="0.06pt solid #d9d9e3"/>
    </style:style>
    <style:style style:name="T1" style:family="text">
      <style:text-properties loext:padding="0.049cm" loext:border="0.06pt solid #d9d9e3"/>
    </style:style>
    <style:style style:name="T2" style:family="text">
      <style:text-properties officeooo:rsid="006b4da2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Strong_20_Emphasis"><text:span text:style-name="T1">Pregunta 1:</text:span></text:span> ¿Cuál es el propósito del comando "ifconfig" en Linux?</text:p>
      <text:p text:style-name="P2"><text:span text:style-name="Strong_20_Emphasis"><text:span text:style-name="T1">Respuesta 1:</text:span></text:span> El comando "ifconfig" se utiliza para configurar y mostrar información sobre interfaces de red en Linux.</text:p>
      <text:p text:style-name="P2"><text:span text:style-name="Strong_20_Emphasis"><text:span text:style-name="T1">Pregunta 2:</text:span></text:span> ¿Cuál es el comando para mostrar la tabla de enrutamiento en Linux?</text:p>
      <text:p text:style-name="P2"><text:span text:style-name="Strong_20_Emphasis"><text:span text:style-name="T1">Respuesta 2:</text:span></text:span> El comando "route" se utiliza para mostrar la tabla de enrutamiento en Linux.</text:p>
      <text:p text:style-name="P2"><text:span text:style-name="Strong_20_Emphasis"><text:span text:style-name="T1">Pregunta 3:</text:span></text:span> ¿Cómo se puede asignar una dirección IP a una interfaz de red utilizando "ifconfig"?</text:p>
      <text:p text:style-name="P2"><text:span text:style-name="Strong_20_Emphasis"><text:span text:style-name="T1">Respuesta 3:</text:span></text:span> Puedes asignar una dirección IP a una interfaz de red utilizando el comando "ifconfig nombre_interfaz dirección_ip".</text:p>
      <text:p text:style-name="P2"><text:span text:style-name="Strong_20_Emphasis"><text:span text:style-name="T1">Pregunta 4:</text:span></text:span> ¿Qué comando se utiliza para mostrar las conexiones de red en tiempo real en Linux?</text:p>
      <text:p text:style-name="P2"><text:span text:style-name="Strong_20_Emphasis"><text:span text:style-name="T1">Respuesta 4:</text:span></text:span> El comando "netstat" se utiliza para mostrar las conexiones de red en tiempo real en Linux.</text:p>
      <text:p text:style-name="P2"><text:span text:style-name="Strong_20_Emphasis"><text:span text:style-name="T1">Pregunta 5:</text:span></text:span> ¿Cuál es la utilidad del comando "iwconfig" en Linux?</text:p>
      <text:p text:style-name="P2"><text:span text:style-name="Strong_20_Emphasis"><text:span text:style-name="T1">Respuesta 5:</text:span></text:span> El comando "iwconfig" se utiliza para configurar y mostrar información sobre interfaces de red inalámbrica en Linux.</text:p>
      <text:p text:style-name="P2"><text:span text:style-name="Strong_20_Emphasis"><text:span text:style-name="T1">Pregunta 6:</text:span></text:span> ¿Qué comando se utiliza para configurar la puerta de enlace predeterminada en Linux?</text:p>
      <text:p text:style-name="P2"><text:span text:style-name="Strong_20_Emphasis"><text:span text:style-name="T1">Respuesta 6:</text:span></text:span> El comando "route add default gw dirección_ip" se utiliza para configurar la puerta de enlace predeterminada en Linux.</text:p>
      <text:p text:style-name="P2"><text:span text:style-name="Strong_20_Emphasis"><text:span text:style-name="T1">Pregunta 7:</text:span></text:span> ¿Cómo se puede mostrar la información detallada de una interfaz de red específica utilizando "ifconfig"?</text:p>
      <text:p text:style-name="P2"><text:span text:style-name="Strong_20_Emphasis"><text:span text:style-name="T1">Respuesta 7:</text:span></text:span> Puedes mostrar la información detallada de una interfaz de red específica utilizando el comando "ifconfig nombre_interfaz".</text:p>
      <text:p text:style-name="P2"><text:span text:style-name="Strong_20_Emphasis"><text:span text:style-name="T1">Pregunta 8:</text:span></text:span> ¿Cuál es la función del archivo "/etc/resolv.conf" en Linux?</text:p>
      <text:p text:style-name="P2"><text:span text:style-name="Strong_20_Emphasis"><text:span text:style-name="T1">Respuesta 8:</text:span></text:span> El archivo "/etc/resolv.conf" se utiliza para configurar los servidores DNS que se utilizan para resolver nombres de dominio en direcciones IP.</text:p>
      <text:p text:style-name="P2"><text:span text:style-name="Strong_20_Emphasis"><text:span text:style-name="T1">Pregunta 9:</text:span></text:span> ¿Cuál es el propósito de "ping" en Linux?</text:p>
      <text:p text:style-name="P2"><text:span text:style-name="Strong_20_Emphasis"><text:span text:style-name="T1">Respuesta 9:</text:span></text:span> El comando "ping" se utiliza para probar la conectividad de red al enviar paquetes ICMP a una dirección IP o nombre de host y recibir respuestas.</text:p>
      <text:p text:style-name="P2"><text:soft-page-break/><text:span text:style-name="Strong_20_Emphasis"><text:span text:style-name="T1">Pregunta 10:</text:span></text:span> ¿Qué comando se utiliza para mostrar información detallada sobre las interfaces de red inalámbrica utilizando "iwconfig"?</text:p>
      <text:p text:style-name="P2"><text:span text:style-name="Strong_20_Emphasis"><text:span text:style-name="T1">Respuesta 10:</text:span></text:span> Puedes mostrar información detallada sobre las interfaces de red inalámbrica utilizando "iwconfig nombre_interfaz".</text:p>
      <text:p text:style-name="P2"><text:span text:style-name="Strong_20_Emphasis"><text:span text:style-name="T1">Pregunta 11:</text:span></text:span> ¿Cómo se puede reiniciar una interfaz de red específica en Linux?</text:p>
      <text:p text:style-name="P2"><text:span text:style-name="Strong_20_Emphasis"><text:span text:style-name="T1">Respuesta 11:</text:span></text:span> Puedes reiniciar una interfaz de red específica utilizando el comando "ifdown nombre_interfaz" seguido de "ifup nombre_interfaz".</text:p>
      <text:p text:style-name="P2"><text:span text:style-name="Strong_20_Emphasis"><text:span text:style-name="T1">Pregunta 12:</text:span></text:span> ¿Cuál es la función del comando "traceroute" en Linux?</text:p>
      <text:p text:style-name="P2"><text:span text:style-name="Strong_20_Emphasis"><text:span text:style-name="T1">Respuesta 12:</text:span></text:span> El comando "traceroute" se utiliza para rastrear la ruta que siguen los paquetes a través de la red para llegar a un destino especificado.</text:p>
      <text:p text:style-name="P2"><text:span text:style-name="Strong_20_Emphasis"><text:span text:style-name="T1">Pregunta 13:</text:span></text:span> ¿Qué comando se utiliza para configurar una dirección IP estática en una interfaz de red en Linux?</text:p>
      <text:p text:style-name="P2"><text:span text:style-name="Strong_20_Emphasis"><text:span text:style-name="T1">Respuesta 13:</text:span></text:span> Puedes configurar una dirección IP estática en una interfaz de red utilizando el archivo de configuración "/etc/network/interfaces" en sistemas basados en Debian o "/etc/sysconfig/network-scripts/ifcfg-nombre_interfaz" en sistemas basados en Red Hat.</text:p>
      <text:p text:style-name="P2"><text:span text:style-name="Strong_20_Emphasis"><text:span text:style-name="T1">Pregunta 14:</text:span></text:span> ¿Cuál es el propósito de "ifup" e "ifdown" en Linux?</text:p>
      <text:p text:style-name="P2"><text:span text:style-name="Strong_20_Emphasis"><text:span text:style-name="T1">Respuesta 14:</text:span></text:span> "ifup" se utiliza para activar una interfaz de red, mientras que "ifdown" se utiliza para desactivar una interfaz de red.</text:p>
      <text:p text:style-name="P2"><text:span text:style-name="Strong_20_Emphasis"><text:span text:style-name="T1">Pregunta 15:</text:span></text:span> ¿Cómo se puede mostrar información detallada sobre las conexiones de red en tiempo real utilizando "netstat"?</text:p>
      <text:p text:style-name="P2"><text:span text:style-name="Strong_20_Emphasis"><text:span text:style-name="T1">Respuesta 15:</text:span></text:span> Puedes mostrar información detallada sobre las conexiones de red en tiempo real utilizando el comando "netstat -tuln" para ver las conexiones TCP y UDP.</text:p>
      <text:p text:style-name="P2"><text:span text:style-name="Strong_20_Emphasis"><text:span text:style-name="T1">Pregunta 16:</text:span></text:span> ¿Cuál es el propósito del comando "iwlist" en Linux?</text:p>
      <text:p text:style-name="P2"><text:span text:style-name="Strong_20_Emphasis"><text:span text:style-name="T1">Respuesta 16:</text:span></text:span> El comando "iwlist" se utiliza para mostrar información detallada sobre las interfaces de red inalámbrica, como las redes disponibles y sus características.</text:p>
      <text:p text:style-name="P2"><text:span text:style-name="Strong_20_Emphasis"><text:span text:style-name="T1">Pregunta 17:</text:span></text:span> ¿Cómo se puede agregar una ruta estática en Linux utilizando "route"?</text:p>
      <text:p text:style-name="P2"><text:span text:style-name="Strong_20_Emphasis"><text:span text:style-name="T1">Respuesta 17:</text:span></text:span> Puedes agregar una ruta estática utilizando el comando "route add -net dirección_red netmask máscara_gateway gw dirección_gateway".</text:p>
      <text:p text:style-name="P2"><text:span text:style-name="Strong_20_Emphasis"><text:span text:style-name="T1">Pregunta 18:</text:span></text:span> ¿Cuál es la utilidad de "dig" en Linux?</text:p>
      <text:p text:style-name="P2"><text:soft-page-break/><text:span text:style-name="Strong_20_Emphasis"><text:span text:style-name="T1">Respuesta 18:</text:span></text:span> El comando "dig" se utiliza para realizar consultas DNS y obtener información detallada sobre registros de dominio.</text:p>
      <text:p text:style-name="P2"><text:span text:style-name="Strong_20_Emphasis"><text:span text:style-name="T1">Pregunta 19:</text:span></text:span> ¿Qué comando se utiliza para configurar una dirección IP en una interfaz de red en tiempo real en Linux?</text:p>
      <text:p text:style-name="P2"><text:span text:style-name="Strong_20_Emphasis"><text:span text:style-name="T1">Respuesta 19:</text:span></text:span> Puedes configurar una dirección IP en una interfaz de red en tiempo real utilizando el comando "ifconfig nombre_interfaz dirección_ip".</text:p>
      <text:p text:style-name="P2"><text:span text:style-name="Strong_20_Emphasis"><text:span text:style-name="T1">Pregunta 20:</text:span></text:span> ¿Cómo se puede mostrar la información de configuración de una interfaz de red inalámbrica específica utilizando "iwconfig"?</text:p>
      <text:p text:style-name="P2"><text:span text:style-name="Strong_20_Emphasis"><text:span text:style-name="T1">Respuesta 20:</text:span></text:span> Puedes mostrar la información de configuración de una interfaz de red inalámbrica específica utilizando "iwconfig nombre_interfaz".</text:p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tyle="italic" officeooo:rsid="006670ad" officeooo:paragraph-rsid="006670ad" style:font-style-asian="italic" style:font-style-complex="italic"/>
    </style:style>
    <style:style style:name="MP2" style:family="paragraph" style:parent-style-name="Header">
      <style:text-properties fo:font-style="italic" officeooo:rsid="0013b35d" officeooo:paragraph-rsid="001867df" style:font-style-asian="italic" style:font-style-complex="italic"/>
    </style:style>
    <style:style style:name="MP3" style:family="paragraph" style:parent-style-name="Footer">
      <style:paragraph-properties fo:text-align="end" style:justify-single-word="false"/>
    </style:style>
    <style:style style:name="M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n2" text:anchor-type="char" svg:x="11.88cm" svg:y="-0.66cm" svg:width="5.054cm" svg:height="1.207cm" draw:z-index="2"><draw:image xlink:href="Pictures/10000001000001360000004A30263C5DB1AE7E44.png" xlink:type="simple" xlink:show="embed" xlink:actuate="onLoad" draw:mime-type="image/png"/></draw:frame>Configuración de red </text:p>
        <text:p text:style-name="MP2">Configuración básica de red <text:s text:c="3"/></text:p>
      </style:header>
      <style:footer>
        <text:p text:style-name="MP3"><text:page-number text:select-page="current">3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05T20:04:41.848317391</meta:creation-date>
    <dc:date>2023-09-06T11:39:57.480191622</dc:date>
    <meta:editing-duration>PT4H32M32S</meta:editing-duration>
    <meta:editing-cycles>96</meta:editing-cycles>
    <meta:generator>LibreOffice/7.4.1.2$Linux_X86_64 LibreOffice_project/3c58a8f3a960df8bc8fd77b461821e42c061c5f0</meta:generator>
    <meta:document-statistic meta:table-count="0" meta:image-count="1" meta:object-count="0" meta:page-count="3" meta:paragraph-count="43" meta:word-count="711" meta:character-count="4697" meta:non-whitespace-character-count="4024"/>
  </office:meta>
</office:document-meta>
</file>